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0.224cm"/>
    </style:style>
    <style:style style:name="co7" style:family="table-column">
      <style:table-column-properties fo:break-before="auto" style:column-width="12.628cm"/>
    </style:style>
    <style:style style:name="co8" style:family="table-column">
      <style:table-column-properties fo:break-before="auto" style:column-width="0.309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Relatório_20_de_20_Compatibilidade">
      <style:table-properties table:display="true" style:writing-mode="lr-tb"/>
    </style:style>
    <style:style style:name="ce1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Excel_20_Built-in_20_Normal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Excel_20_Built-in_20_Normal" style:data-style-name="N5000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5" style:family="table-cell" style:parent-style-name="Excel_20_Built-in_20_Normal" style:data-style-name="N50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7" style:family="table-cell" style:parent-style-name="Excel_20_Built-in_20_Hyperlink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table:table-column table:style-name="co1" table:default-cell-style-name="Excel_20_Built-in_20_Normal"/>
        <table:table-column table:style-name="co2" table:number-columns-repeated="5" table:default-cell-style-name="ce1"/>
        <table:table-column table:style-name="co2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office:value-type="string">
            <text:p>Teste</text:p>
          </table:table-cell>
          <table:table-cell office:value-type="string">
            <text:p><text:s/>Latencia Media Pesquisa </text:p>
          </table:table-cell>
          <table:table-cell office:value-type="string">
            <text:p><text:s/>Tempo de execussao da thread </text:p>
          </table:table-cell>
          <table:table-cell office:value-type="string">
            <text:p>numero de trabalh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.250101">
            <text:p>1,25</text:p>
          </table:table-cell>
          <table:table-cell table:style-name="Default" office:value-type="float" office:value="0.167707">
            <text:p>0,17</text:p>
          </table:table-cell>
          <table:table-cell table:style-name="Default" office:value-type="float" office:value="1000">
            <text:p>1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5.073269">
            <text:p>5,07</text:p>
          </table:table-cell>
          <table:table-cell table:style-name="Default" office:value-type="float" office:value="1.304785">
            <text:p>1,3</text:p>
          </table:table-cell>
          <table:table-cell table:style-name="Default" office:value-type="float" office:value="5000">
            <text:p>5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8.376683">
            <text:p>8,38</text:p>
          </table:table-cell>
          <table:table-cell table:style-name="Default" office:value-type="float" office:value="2.462561">
            <text:p>2,46</text:p>
          </table:table-cell>
          <table:table-cell table:style-name="Default" office:value-type="float" office:value="10000">
            <text:p>10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24.940537">
            <text:p>24,94</text:p>
          </table:table-cell>
          <table:table-cell table:style-name="Default" office:value-type="float" office:value="18.081983">
            <text:p>18,08</text:p>
          </table:table-cell>
          <table:table-cell table:style-name="Default" office:value-type="float" office:value="50000">
            <text:p>50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8.680398">
            <text:p>38,68</text:p>
          </table:table-cell>
          <table:table-cell table:style-name="Default" office:value-type="float" office:value="42.421404">
            <text:p>42,42</text:p>
          </table:table-cell>
          <table:table-cell table:style-name="Default" office:value-type="float" office:value="100000">
            <text:p>100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lanilha1.D26" table:end-x="4.619cm" table:end-y="0.076cm" draw:z-index="0" draw:name="Gráfico 1" draw:style-name="gr1" svg:width="13.518cm" svg:height="7.516cm" svg:x="2.927cm" svg:y="0.178cm">
              <draw:object draw:notify-on-update-of-ranges="Planilha1.D2:Planilha1.D6 Planilha1.B1:Planilha1.B1 Planilha1.B2:Planilha1.B6 Planilha1.C1:Planilha1.C1 Planilha1.C2:Planilha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ório de Compatibilidade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9" table:default-cell-style-name="Excel_20_Built-in_20_Normal"/>
        <table:table-row table:style-name="ro1">
          <table:table-cell/>
          <table:table-cell table:style-name="ce3" office:value-type="string">
            <text:p>Relatório de Compatibilidade para teste.xls</text:p>
          </table:table-cell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Executar em 19/4/2010 12:49</text:p>
          </table:table-cell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>
            <text:p>Não há suporte para os recursos a seguir nas versões anteriores do Excel. Esses recursos poderão ser perdidos ou prejudicados quando você salvar a pasta de trabalho em um formato de arquivo anterior.</text:p>
          </table:table-cell>
          <table:table-cell table:style-name="ce4"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3" office:value-type="string">
            <text:p>Perda significativa de funcionalidade</text:p>
          </table:table-cell>
          <table:table-cell table:style-name="ce8"/>
          <table:table-cell table:style-name="ce11"/>
          <table:table-cell table:style-name="ce15" office:value-type="string">
            <text:p>Núm. de ocorrências</text:p>
          </table:table-cell>
          <table:table-cell table:number-columns-repeated="1019"/>
        </table:table-row>
        <table:table-row table:style-name="ro4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3">
          <table:table-cell/>
          <table:table-cell table:style-name="ce6" office:value-type="string">
            <text:p>Alguma formatação nos gráficos desta pasta de trabalho não tem suporte em versões anteriores do Excel e não será exibida.</text:p>
          </table:table-cell>
          <table:table-cell table:style-name="ce9"/>
          <table:table-cell table:style-name="ce13"/>
          <table:table-cell table:style-name="ce16" office:value-type="float" office:value="3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7"/>
          <table:table-cell table:style-name="ce10"/>
          <table:table-cell table:style-name="ce14"/>
          <table:table-cell table:style-name="ce17" office:value-type="string">
            <text:p><text:a xlink:href="#'Planilha1'.A1:G10">'Planilha1'!A1:G10</text:a>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2"/>
          <table:table-cell table:style-name="ce12" table:number-columns-repeated="2"/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07">
      <number:number number:decimal-places="6"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6:2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latório_20_de_20_Compatibilidade" style:display-name="PageStyle_Relatório de Compatibilida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4-19T16:29:47</dc:date>
    <meta:editing-duration>PT00H46M08S</meta:editing-duration>
    <meta:editing-cycles>8</meta:editing-cycles>
    <meta:document-statistic meta:table-count="2" meta:cell-count="32" meta:object-count="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9ab4e4" svg:stroke-opacity="100%" draw:stroke-linejoin="none" draw:fill="gradient" draw:fill-color="#ffffff" draw:fill-gradient-name="msFillGradient_20_1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3" style:family="chart">
      <style:chart-properties chart:interpolation="cubic-spline" chart:stacked="true" chart:symbol-type="automatic" chart:connect-bars="false" chart:spline-order="3" chart:sort-by-x-values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.026cm" svg:stroke-color="#878787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519cm" svg:height="7.517cm" chart:class="chart:line" chart:style-name="ch1">
        <chart:legend chart:legend-position="end" svg:x="9.738cm" svg:y="2.143cm" chart:style-name="ch2"/>
        <chart:plot-area chart:style-name="ch3" table:cell-range-address="Planilha1.C2:Planilha1.D6 Planilha1.B1:Planilha1.C6" chart:data-source-has-labels="both" svg:x="0.27cm" svg:y="0.149cm" svg:width="9.199cm" svg:height="7.067cm">
          <chart:axis chart:dimension="x" chart:name="primary-x" chart:style-name="ch4">
            <chart:categories table:cell-range-address="Planilha1.D2:Planilha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6" chart:label-cell-address="Planilha1.B1:Planilha1.B1" chart:class="chart:line">
            <chart:data-point chart:repeated="5"/>
          </chart:series>
          <chart:series chart:style-name="ch8" chart:values-cell-range-address="Planilha1.C2:Planilha1.C6" chart:label-cell-address="Planilha1.C1:Planilha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 Latencia Media Pesquisa </text:p>
              </table:table-cell>
              <table:table-cell office:value-type="string">
                <text:p text:id="Planilha1.C1:Planilha1.C1"> Tempo de execussao da thread </text:p>
              </table:table-cell>
            </table:table-row>
          </table:table-header-rows>
          <table:table-rows>
            <table:table-row>
              <table:table-cell office:value-type="string">
                <text:p text:id="Planilha1.D2:Planilha1.D6">1000</text:p>
              </table:table-cell>
              <table:table-cell office:value-type="float" office:value="1.250101">
                <text:p text:id="Planilha1.B2:Planilha1.B6">1.250101</text:p>
              </table:table-cell>
              <table:table-cell office:value-type="float" office:value="0.167707">
                <text:p text:id="Planilha1.C2:Planilha1.C6">0.16770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5.073269">
                <text:p>5.073269</text:p>
              </table:table-cell>
              <table:table-cell office:value-type="float" office:value="1.304785">
                <text:p>1.30478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8.376683">
                <text:p>8.376683</text:p>
              </table:table-cell>
              <table:table-cell office:value-type="float" office:value="2.462561">
                <text:p>2.4625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4.940537">
                <text:p>24.940537</text:p>
              </table:table-cell>
              <table:table-cell office:value-type="float" office:value="18.081983">
                <text:p>18.08198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38.680398">
                <text:p>38.680398</text:p>
              </table:table-cell>
              <table:table-cell office:value-type="float" office:value="42.421404">
                <text:p>42.421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msFillGradient_20_1" draw:display-name="msFillGradient 1" draw:style="linear" draw:start-color="#9ab4e4" draw:end-color="#e0e8f5" draw:start-intensity="100%" draw:end-intensity="100%" draw:angle="100" draw:border="0%"/>
  </office:styles>
</office:document-styles>
</file>